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64824" calcext:value-type="float">
            <text:p>11.16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5128" calcext:value-type="float">
            <text:p>12.8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3792" calcext:value-type="float">
            <text:p>12.8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10744" calcext:value-type="float">
            <text:p>12.8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3416" calcext:value-type="float">
            <text:p>12.85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4272" calcext:value-type="float">
            <text:p>12.8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9032" calcext:value-type="float">
            <text:p>12.8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0368" calcext:value-type="float">
            <text:p>12.8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3208" calcext:value-type="float">
            <text:p>12.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1224" calcext:value-type="float">
            <text:p>12.84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2184" calcext:value-type="float">
            <text:p>12.9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4856" calcext:value-type="float">
            <text:p>12.9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2704" calcext:value-type="float">
            <text:p>13.2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308" calcext:value-type="float">
            <text:p>13.2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3936" calcext:value-type="float">
            <text:p>13.2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1744" calcext:value-type="float">
            <text:p>13.1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0784" calcext:value-type="float">
            <text:p>13.1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9344" calcext:value-type="float">
            <text:p>13.0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1912" calcext:value-type="float">
            <text:p>13.0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384" calcext:value-type="float">
            <text:p>12.97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7048" calcext:value-type="float">
            <text:p>12.9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5712" calcext:value-type="float">
            <text:p>12.9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47904" calcext:value-type="float">
            <text:p>12.94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2664" calcext:value-type="float">
            <text:p>12.9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7424" calcext:value-type="float">
            <text:p>12.91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0828" calcext:value-type="float">
            <text:p>12.9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6944" calcext:value-type="float">
            <text:p>12.8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8656" calcext:value-type="float">
            <text:p>12.8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4732" calcext:value-type="float">
            <text:p>12.8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95504" calcext:value-type="float">
            <text:p>12.7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65024" calcext:value-type="float">
            <text:p>12.76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43688" calcext:value-type="float">
            <text:p>12.7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4544" calcext:value-type="float">
            <text:p>12.7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22352" calcext:value-type="float">
            <text:p>12.7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4064" calcext:value-type="float">
            <text:p>12.7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88824" calcext:value-type="float">
            <text:p>12.6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52248" calcext:value-type="float">
            <text:p>12.6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73584" calcext:value-type="float">
            <text:p>12.6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6152" calcext:value-type="float">
            <text:p>12.6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3104" calcext:value-type="float">
            <text:p>12.6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7968" calcext:value-type="float">
            <text:p>8.8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6736" calcext:value-type="float">
            <text:p>8.9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4648" calcext:value-type="float">
            <text:p>8.9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3732" calcext:value-type="float">
            <text:p>9.0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15984" calcext:value-type="float">
            <text:p>9.0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8552" calcext:value-type="float">
            <text:p>8.9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85504" calcext:value-type="float">
            <text:p>8.9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79408" calcext:value-type="float">
            <text:p>8.9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5024" calcext:value-type="float">
            <text:p>8.9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9784" calcext:value-type="float">
            <text:p>8.9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4588" calcext:value-type="float">
            <text:p>8.9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24544" calcext:value-type="float">
            <text:p>8.9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94064" calcext:value-type="float">
            <text:p>8.8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1872" calcext:value-type="float">
            <text:p>8.8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3584" calcext:value-type="float">
            <text:p>8.8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7488" calcext:value-type="float">
            <text:p>8.8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3104" calcext:value-type="float">
            <text:p>8.8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3752" calcext:value-type="float">
            <text:p>8.6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06" calcext:value-type="float">
            <text:p>8.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3648" calcext:value-type="float">
            <text:p>8.6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7176" calcext:value-type="float">
            <text:p>8.6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3376" calcext:value-type="float">
            <text:p>8.7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7864" calcext:value-type="float">
            <text:p>8.8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1768" calcext:value-type="float">
            <text:p>8.8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5672" calcext:value-type="float">
            <text:p>8.8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2624" calcext:value-type="float">
            <text:p>8.8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9576" calcext:value-type="float">
            <text:p>8.7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6528" calcext:value-type="float">
            <text:p>8.7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348" calcext:value-type="float">
            <text:p>8.7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7384" calcext:value-type="float">
            <text:p>8.7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90432" calcext:value-type="float">
            <text:p>8.7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4336" calcext:value-type="float">
            <text:p>8.78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81288" calcext:value-type="float">
            <text:p>8.7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5192" calcext:value-type="float">
            <text:p>8.7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2144" calcext:value-type="float">
            <text:p>8.7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9096" calcext:value-type="float">
            <text:p>8.7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63" calcext:value-type="float">
            <text:p>8.7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9952" calcext:value-type="float">
            <text:p>8.7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3856" calcext:value-type="float">
            <text:p>8.7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50808" calcext:value-type="float">
            <text:p>8.7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4712" calcext:value-type="float">
            <text:p>8.74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1664" calcext:value-type="float">
            <text:p>8.7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5568" calcext:value-type="float">
            <text:p>8.7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3252" calcext:value-type="float">
            <text:p>8.7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9472" calcext:value-type="float">
            <text:p>8.7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6424" calcext:value-type="float">
            <text:p>8.7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20328" calcext:value-type="float">
            <text:p>8.7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4128" calcext:value-type="float">
            <text:p>8.6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8888" calcext:value-type="float">
            <text:p>8.6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2792" calcext:value-type="float">
            <text:p>8.6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7552" calcext:value-type="float">
            <text:p>8.6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1456" calcext:value-type="float">
            <text:p>8.6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2312" calcext:value-type="float">
            <text:p>8.5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6216" calcext:value-type="float">
            <text:p>8.5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012" calcext:value-type="float">
            <text:p>8.5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4024" calcext:value-type="float">
            <text:p>8.5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7928" calcext:value-type="float">
            <text:p>8.5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5736" calcext:value-type="float">
            <text:p>8.5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6592" calcext:value-type="float">
            <text:p>8.5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3544" calcext:value-type="float">
            <text:p>8.5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5256" calcext:value-type="float">
            <text:p>8.5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0016" calcext:value-type="float">
            <text:p>8.5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0872" calcext:value-type="float">
            <text:p>8.5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868" calcext:value-type="float">
            <text:p>8.4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9536" calcext:value-type="float">
            <text:p>8.4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0392" calcext:value-type="float">
            <text:p>8.4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2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6008" calcext:value-type="float">
            <text:p>8.4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8304" calcext:value-type="float">
            <text:p>8.5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8784" calcext:value-type="float">
            <text:p>8.5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8408" calcext:value-type="float">
            <text:p>8.5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1184" calcext:value-type="float">
            <text:p>8.7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728" calcext:value-type="float">
            <text:p>8.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14232" calcext:value-type="float">
            <text:p>8.7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8136" calcext:value-type="float">
            <text:p>8.7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204" calcext:value-type="float">
            <text:p>8.7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5944" calcext:value-type="float">
            <text:p>8.6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2896" calcext:value-type="float">
            <text:p>8.6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9848" calcext:value-type="float">
            <text:p>8.6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68" calcext:value-type="float">
            <text:p>8.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80704" calcext:value-type="float">
            <text:p>8.6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7656" calcext:value-type="float">
            <text:p>8.6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8512" calcext:value-type="float">
            <text:p>8.6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5464" calcext:value-type="float">
            <text:p>8.6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62416" calcext:value-type="float">
            <text:p>8.6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9368" calcext:value-type="float">
            <text:p>8.6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3272" calcext:value-type="float">
            <text:p>8.65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0224" calcext:value-type="float">
            <text:p>8.65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4108" calcext:value-type="float">
            <text:p>8.6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8032" calcext:value-type="float">
            <text:p>8.6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1936" calcext:value-type="float">
            <text:p>8.6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9744" calcext:value-type="float">
            <text:p>8.6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16696" calcext:value-type="float">
            <text:p>8.6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04504" calcext:value-type="float">
            <text:p>8.6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9536" calcext:value-type="float">
            <text:p>8.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9264" calcext:value-type="float">
            <text:p>8.5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83168" calcext:value-type="float">
            <text:p>8.5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7072" calcext:value-type="float">
            <text:p>8.5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70976" calcext:value-type="float">
            <text:p>8.5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488" calcext:value-type="float">
            <text:p>8.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61832" calcext:value-type="float">
            <text:p>8.5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52688" calcext:value-type="float">
            <text:p>8.5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964" calcext:value-type="float">
            <text:p>8.5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40496" calcext:value-type="float">
            <text:p>8.5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7448" calcext:value-type="float">
            <text:p>8.5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31352" calcext:value-type="float">
            <text:p>8.5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22208" calcext:value-type="float">
            <text:p>8.5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6112" calcext:value-type="float">
            <text:p>8.5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3064" calcext:value-type="float">
            <text:p>8.5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6968" calcext:value-type="float">
            <text:p>8.5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0392" calcext:value-type="float">
            <text:p>8.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4776" calcext:value-type="float">
            <text:p>8.4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1728" calcext:value-type="float">
            <text:p>8.4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5632" calcext:value-type="float">
            <text:p>8.4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82584" calcext:value-type="float">
            <text:p>8.4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7344" calcext:value-type="float">
            <text:p>8.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3816" calcext:value-type="float">
            <text:p>8.4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004" calcext:value-type="float">
            <text:p>7.9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6912" calcext:value-type="float">
            <text:p>7.2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8248" calcext:value-type="float">
            <text:p>7.31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2904" calcext:value-type="float">
            <text:p>7.2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6016" calcext:value-type="float">
            <text:p>6.9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1192" calcext:value-type="float">
            <text:p>7.2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568" calcext:value-type="float">
            <text:p>7.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5264" calcext:value-type="float">
            <text:p>7.0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3344" calcext:value-type="float">
            <text:p>6.94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6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3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97824" calcext:value-type="float">
            <text:p>8.4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1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9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9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8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8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7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3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3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2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1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2000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9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9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8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6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3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2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4</text:p>
          </table:table-cell>
          <table:table-cell office:value-type="string" calcext:value-type="string">
            <text:p>LSP-088</text:p>
          </table:table-cell>
          <table:table-cell office:value-type="string" calcext:value-type="string">
            <text:p>1990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8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542" meta:object-count="0"/>
    <meta:user-defined meta:name="AppVersion">3.0</meta:user-defined>
  </office:meta>
</office:document-meta>
</file>